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1" svg:font-family="Ubuntu"/>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Ubuntu2" svg:font-family="Ubuntu" style:font-family-generic="system" style:font-pitch="variable"/>
    <style:font-face style:name="Ubuntu Medium1" svg:font-family="'Ubuntu Medium'" style:font-family-generic="system" style:font-pitch="variable"/>
  </office:font-face-decls>
  <office:automatic-styles>
    <style:style style:name="Table1" style:family="table">
      <style:table-properties style:width="6.2708in" fo:margin-left="-0.075in" fo:margin-top="0in" fo:margin-bottom="0in" table:align="left"/>
    </style:style>
    <style:style style:name="Table1.A" style:family="table-column">
      <style:table-column-properties style:column-width="2.2181in"/>
    </style:style>
    <style:style style:name="Table1.B" style:family="table-column">
      <style:table-column-properties style:column-width="1.5354in"/>
    </style:style>
    <style:style style:name="Table1.C" style:family="table-column">
      <style:table-column-properties style:column-width="2.5174in"/>
    </style:style>
    <style:style style:name="Table1.1" style:family="table-row">
      <style:table-row-properties style:min-row-height="0.5833in" fo:keep-together="auto"/>
    </style:style>
    <style:style style:name="Table1.A1" style:family="table-cell">
      <style:table-cell-properties style:vertical-align="" fo:padding="0.0694in" fo:border="1pt solid #000000"/>
    </style:style>
    <style:style style:name="Table1.2" style:family="table-row">
      <style:table-row-properties style:min-row-height="0.5972in" fo:keep-together="auto"/>
    </style:style>
    <style:style style:name="Table2" style:family="table">
      <style:table-properties style:width="6.2701in" fo:margin-left="-0.075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6f6ae" fo:padding="0.0694in" fo:border="none">
        <style:background-image/>
      </style:table-cell-properties>
    </style:style>
    <style:style style:name="Table3" style:family="table">
      <style:table-properties style:width="6.2701in" fo:margin-left="-0.075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b2b2b" fo:padding="0.0694in" fo:border="none">
        <style:background-image/>
      </style:table-cell-properties>
    </style:style>
    <style:style style:name="Table4" style:family="table">
      <style:table-properties style:width="6.2701in" fo:margin-left="-0.075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6f6ae" fo:padding="0.0694in" fo:border="none">
        <style:background-image/>
      </style:table-cell-properties>
    </style:style>
    <style:style style:name="Table5" style:family="table">
      <style:table-properties style:width="6.2701in" fo:margin-left="-0.075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2b2b2b" fo:padding="0.0694in" fo:border="none">
        <style:background-image/>
      </style:table-cell-properties>
    </style:style>
    <style:style style:name="Table6" style:family="table">
      <style:table-properties style:width="6.2701in" fo:margin-left="-0.075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6f6ae" fo:padding="0.0694in" fo:border="none">
        <style:background-image/>
      </style:table-cell-properties>
    </style:style>
    <style:style style:name="Table7" style:family="table">
      <style:table-properties style:width="6.2701in" fo:margin-left="-0.075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6f6ae" fo:padding="0.0694in" fo:border="none">
        <style:background-image/>
      </style:table-cell-properties>
    </style:style>
    <style:style style:name="Table8" style:family="table">
      <style:table-properties style:width="6.2701in" fo:margin-left="-0.075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6f6ae" fo:padding="0.0694in" fo:border="none">
        <style:background-image/>
      </style:table-cell-properties>
    </style:style>
    <style:style style:name="Table9" style:family="table">
      <style:table-properties style:width="6.2701in" fo:margin-left="-0.075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6f6ae" fo:padding="0.0694in" fo:border="none">
        <style:background-image/>
      </style:table-cell-properties>
    </style:style>
    <style:style style:name="Table10" style:family="table">
      <style:table-properties style:width="6.2701in" fo:margin-left="-0.075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6f6ae" fo:padding="0.0694in" fo:border="none">
        <style:background-image/>
      </style:table-cell-properties>
    </style:style>
    <style:style style:name="Table11" style:family="table">
      <style:table-properties style:width="6.2701in" fo:margin-left="-0.075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282b2e" fo:padding="0.0694in" fo:border="none">
        <style:background-image/>
      </style:table-cell-properties>
    </style:style>
    <style:style style:name="Table12" style:family="table">
      <style:table-properties style:width="6.2701in" fo:margin-left="-0.075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282b2e" fo:padding="0.0694in" fo:border="none">
        <style:background-image/>
      </style:table-cell-properties>
    </style:style>
    <style:style style:name="Table13" style:family="table">
      <style:table-properties style:width="6.2701in" fo:margin-left="-0.075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6f6ae" fo:padding="0.0694in" fo:border="none">
        <style:background-image/>
      </style:table-cell-properties>
    </style:style>
    <style:style style:name="Table14" style:family="table">
      <style:table-properties style:width="6.2701in" fo:margin-left="-0.075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6f6ae" fo:padding="0.0694in" fo:border="none">
        <style:background-image/>
      </style:table-cell-properties>
    </style:style>
    <style:style style:name="Table15" style:family="table">
      <style:table-properties style:width="6.2701in" fo:margin-left="-0.075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6f6ae" fo:padding="0.0694in" fo:border="none">
        <style:background-image/>
      </style:table-cell-properties>
    </style:style>
    <style:style style:name="Table16" style:family="table">
      <style:table-properties style:width="6.2701in" fo:margin-left="-0.075in" fo:margin-top="0in" fo:margin-bottom="0in"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6f6ae" fo:padding="0.0694in" fo:border="none">
        <style:background-image/>
      </style:table-cell-properties>
    </style:style>
    <style:style style:name="P1" style:family="paragraph" style:parent-style-name="Standard">
      <style:paragraph-properties fo:line-height="115%" fo:orphans="0" fo:widows="0"/>
    </style:style>
    <style:style style:name="P2" style:family="paragraph" style:parent-style-name="Standard">
      <style:paragraph-properties fo:line-height="138%" fo:text-align="center" style:justify-single-word="false"/>
    </style:style>
    <style:style style:name="P3" style:family="paragraph" style:parent-style-name="Standard">
      <style:paragraph-properties fo:line-height="138%" fo:text-align="start" style:justify-single-word="false"/>
    </style:style>
    <style:style style:name="P4" style:family="paragraph" style:parent-style-name="Standard">
      <style:text-properties fo:color="#494d50" fo:font-size="18pt" fo:font-weight="bold" style:font-size-asian="18pt" style:font-weight-asian="bold" style:font-size-complex="18pt" fo:background-color="#ffffff"/>
    </style:style>
    <style:style style:name="P5" style:family="paragraph" style:parent-style-name="Standard">
      <style:text-properties fo:color="#494d50" fo:font-size="14pt" fo:font-weight="bold" style:font-size-asian="14pt" style:font-weight-asian="bold" style:font-size-complex="14pt" fo:background-color="#ffffff"/>
    </style:style>
    <style:style style:name="P6" style:family="paragraph" style:parent-style-name="Standard">
      <style:text-properties fo:color="#ffffff" fo:font-size="20pt" fo:font-weight="bold" style:font-size-asian="20pt" style:font-weight-asian="bold" style:font-size-complex="20pt" fo:background-color="#000000"/>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style:style>
    <style:style style:name="P10" style:family="paragraph" style:parent-style-name="Standard">
      <style:text-properties fo:font-weight="bold" style:font-weight-asian="bold"/>
    </style:style>
    <style:style style:name="P11" style:family="paragraph" style:parent-style-name="Standard">
      <style:text-properties fo:font-style="italic" style:font-style-asian="italic"/>
    </style:style>
    <style:style style:name="P12" style:family="paragraph" style:parent-style-name="Standard">
      <style:text-properties fo:font-style="italic" fo:font-weight="bold" style:font-style-asian="italic" style:font-weight-asian="bold"/>
    </style:style>
    <style:style style:name="P13" style:family="paragraph" style:parent-style-name="Standard">
      <style:text-properties style:font-name="Consolas" fo:font-style="italic" style:font-name-asian="Consolas1" style:font-style-asian="italic" style:font-name-complex="Consolas1"/>
    </style:style>
    <style:style style:name="P14" style:family="paragraph" style:parent-style-name="Standard">
      <style:text-properties style:font-name="Consolas" style:font-name-asian="Consolas1" style:font-name-complex="Consolas1"/>
    </style:style>
    <style:style style:name="P15" style:family="paragraph" style:parent-style-name="Standard">
      <style:text-properties fo:color="#1155cc" style:text-underline-style="solid" style:text-underline-width="auto" style:text-underline-color="font-color"/>
    </style:style>
    <style:style style:name="P16" style:family="paragraph" style:parent-style-name="Standard">
      <style:paragraph-properties fo:orphans="0" fo:widows="0"/>
    </style:style>
    <style:style style:name="P17" style:family="paragraph" style:parent-style-name="Standard">
      <style:paragraph-properties fo:line-height="135%"/>
    </style:style>
    <style:style style:name="P18" style:family="paragraph" style:parent-style-name="Standard">
      <style:paragraph-properties fo:line-height="135%"/>
      <style:text-properties fo:color="#6a9955" style:font-name="Courier New" fo:font-size="15pt" style:font-name-asian="Courier New1" style:font-size-asian="15pt" style:font-name-complex="Courier New1" style:font-size-complex="15pt"/>
    </style:style>
    <style:style style:name="P19" style:family="paragraph" style:parent-style-name="Standard">
      <style:text-properties style:font-name="Ubuntu Medium" fo:font-size="12pt" style:font-name-asian="Ubuntu Medium1" style:font-size-asian="12pt" style:font-name-complex="Ubuntu Medium1" style:font-size-complex="12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e60415" style:font-name="Consolas" fo:background-color="#f6f6ae" style:font-name-asian="Consolas1" style:font-name-complex="Consolas1"/>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6a9955" style:font-name="Courier New" fo:font-size="10pt" style:font-name-asian="Courier New1" style:font-size-asian="10pt" style:font-name-complex="Courier New1" style:font-size-complex="10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5599" style:font-name="Consolas" fo:font-size="10pt" fo:font-weight="bold" fo:background-color="#f6f6ae" style:font-name-asian="Consolas1" style:font-size-asian="10pt" style:font-weight-asian="bold" style:font-name-complex="Consolas1" style:font-size-complex="10pt"/>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2">
      <style:paragraph-properties fo:margin-left="0.5in" fo:margin-right="0in" fo:orphans="0" fo:widows="0" fo:text-indent="-0.25in" style:auto-text-indent="false"/>
    </style:style>
    <style:style style:name="P26"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master-page-name="Standard">
      <style:paragraph-properties style:page-number="1"/>
    </style:style>
    <style:style style:name="P30" style:family="paragraph" style:parent-style-name="Heading_20_1">
      <style:paragraph-properties fo:break-before="page"/>
    </style:style>
    <style:style style:name="P31" style:family="paragraph" style:parent-style-name="Heading_20_3">
      <style:paragraph-properties fo:break-before="page"/>
    </style:style>
    <style:style style:name="P32" style:family="paragraph" style:parent-style-name="Heading_20_2">
      <style:paragraph-properties fo:keep-together="auto" fo:keep-with-next="auto"/>
    </style:style>
    <style:style style:name="P33" style:family="paragraph" style:parent-style-name="Heading_20_2">
      <style:paragraph-properties fo:margin-top="0.3335in" fo:margin-bottom="0.0835in" loext:contextual-spacing="false" fo:line-height="138%" fo:keep-together="auto" fo:keep-with-next="auto"/>
    </style:style>
    <style:style style:name="P34" style:family="paragraph">
      <loext:graphic-properties draw:fill="solid" draw:fill-color="#a0a0a0"/>
      <style:paragraph-properties fo:text-align="center"/>
    </style:style>
    <style:style style:name="P35" style:family="paragraph">
      <loext:graphic-properties draw:fill="solid" draw:fill-color="#efefef"/>
      <style:paragraph-properties fo:text-align="start"/>
    </style:style>
    <style:style style:name="P36" style:family="paragraph">
      <style:paragraph-properties fo:margin-top="0in" fo:margin-bottom="0in" fo:line-height="100%" fo:text-align="start"/>
    </style:style>
    <style:style style:name="P37" style:family="paragraph">
      <loext:graphic-properties draw:fill="none"/>
      <style:paragraph-properties fo:margin-top="0in" fo:margin-bottom="0in" fo:line-height="100%" fo:text-align="start"/>
    </style:style>
    <style:style style:name="P38" style:family="paragraph">
      <loext:graphic-properties draw:fill="solid" draw:fill-color="#ff0000"/>
      <style:paragraph-properties fo:text-align="start"/>
    </style:style>
    <style:style style:name="P39" style:family="paragraph">
      <loext:graphic-properties draw:fill="solid" draw:fill-color="#cccccc"/>
      <style:paragraph-properties fo:text-align="start"/>
    </style:style>
    <style:style style:name="P40" style:family="paragraph">
      <loext:graphic-properties draw:fill="none"/>
      <style:paragraph-properties fo:text-align="start"/>
    </style:style>
    <style:style style:name="T1" style:family="text">
      <style:text-properties fo:color="#494d50" fo:font-size="18pt" fo:font-weight="bold" style:font-size-asian="18pt" style:font-weight-asian="bold" style:font-size-complex="18pt" fo:background-color="#ffffff"/>
    </style:style>
    <style:style style:name="T2" style:family="text">
      <style:text-properties fo:color="#494d50" fo:font-size="14pt" fo:font-weight="bold" style:font-size-asian="14pt" style:font-weight-asian="bold" style:font-size-complex="14pt" fo:background-color="#ffffff"/>
    </style:style>
    <style:style style:name="T3" style:family="text">
      <style:text-properties fo:color="#ffffff" fo:font-size="20pt" fo:font-weight="bold" style:font-size-asian="20pt" style:font-weight-asian="bold" style:font-size-complex="20pt" fo:background-color="#000000"/>
    </style:style>
    <style:style style:name="T4" style:family="text">
      <style:text-properties fo:font-weight="bold" style:font-weight-asian="bold"/>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style:font-name="Ubuntu" fo:font-weight="bold" style:font-name-asian="Ubuntu2" style:font-weight-asian="bold" style:font-name-complex="Ubuntu2"/>
    </style:style>
    <style:style style:name="T8" style:family="text">
      <style:text-properties style:font-name="Ubuntu" fo:font-size="14pt" fo:font-weight="bold" style:font-name-asian="Ubuntu2" style:font-size-asian="14pt" style:font-weight-asian="bold" style:font-name-complex="Ubuntu2" style:font-size-complex="14pt"/>
    </style:style>
    <style:style style:name="T9" style:family="text">
      <style:text-properties fo:font-style="italic" fo:font-weight="bold" style:font-style-asian="italic" style:font-weight-asian="bold"/>
    </style:style>
    <style:style style:name="T10" style:family="text">
      <style:text-properties fo:font-style="italic" style:text-underline-style="solid" style:text-underline-width="auto" style:text-underline-color="font-color" fo:font-weight="bold" style:font-style-asian="italic" style:font-weight-asian="bold"/>
    </style:style>
    <style:style style:name="T11" style:family="text">
      <style:text-properties fo:font-style="italic" style:font-style-asian="italic"/>
    </style:style>
    <style:style style:name="T12" style:family="text">
      <style:text-properties fo:color="#e60415" style:font-name="Consolas" fo:background-color="#f6f6ae" loext:char-shading-value="0" style:font-name-asian="Consolas1" style:font-name-complex="Consolas1"/>
    </style:style>
    <style:style style:name="T13" style:family="text">
      <style:text-properties fo:color="#e60415" style:font-name="Consolas" fo:font-size="10pt" fo:background-color="#f6f6ae" loext:char-shading-value="0" style:font-name-asian="Consolas1" style:font-size-asian="10pt" style:font-name-complex="Consolas1" style:font-size-complex="10pt"/>
    </style:style>
    <style:style style:name="T14" style:family="text">
      <style:text-properties fo:color="#3e5915" style:font-name="Consolas" fo:background-color="#f6f6ae" loext:char-shading-value="0" style:font-name-asian="Consolas1" style:font-name-complex="Consolas1"/>
    </style:style>
    <style:style style:name="T15" style:family="text">
      <style:text-properties fo:color="#3e5915" style:font-name="Consolas" fo:font-size="10pt" fo:background-color="#f6f6ae" loext:char-shading-value="0" style:font-name-asian="Consolas1" style:font-size-asian="10pt" style:font-name-complex="Consolas1" style:font-size-complex="10pt"/>
    </style:style>
    <style:style style:name="T16" style:family="text">
      <style:text-properties fo:color="#3e5915" style:font-name="Consolas" fo:font-size="10pt" fo:background-color="#a4c2f4" loext:char-shading-value="0" style:font-name-asian="Consolas1" style:font-size-asian="10pt" style:font-name-complex="Consolas1" style:font-size-complex="10pt"/>
    </style:style>
    <style:style style:name="T17" style:family="text">
      <style:text-properties fo:color="#3e5915" style:font-name="Consolas" fo:font-size="10pt" fo:background-color="#4a86e8" loext:char-shading-value="0" style:font-name-asian="Consolas1" style:font-size-asian="10pt" style:font-name-complex="Consolas1" style:font-size-complex="10pt"/>
    </style:style>
    <style:style style:name="T18" style:family="text">
      <style:text-properties fo:color="#1155cc" style:text-underline-style="solid" style:text-underline-width="auto" style:text-underline-color="font-color"/>
    </style:style>
    <style:style style:name="T19" style:family="text">
      <style:text-properties fo:color="#bababa" style:font-name="Consolas" fo:background-color="#2b2b2b" loext:char-shading-value="0" style:font-name-asian="Consolas1" style:font-name-complex="Consolas1"/>
    </style:style>
    <style:style style:name="T20" style:family="text">
      <style:text-properties fo:color="#e0c46c" style:font-name="Consolas" fo:background-color="#2b2b2b" loext:char-shading-value="0" style:font-name-asian="Consolas1" style:font-name-complex="Consolas1"/>
    </style:style>
    <style:style style:name="T21" style:family="text">
      <style:text-properties style:font-name="Consolas" style:font-name-asian="Consolas1" style:font-name-complex="Consolas1"/>
    </style:style>
    <style:style style:name="T22" style:family="text">
      <style:text-properties style:font-name="Consolas" fo:font-weight="bold" fo:background-color="#f6f6ae" loext:char-shading-value="0" style:font-name-asian="Consolas1" style:font-weight-asian="bold" style:font-name-complex="Consolas1"/>
    </style:style>
    <style:style style:name="T23" style:family="text">
      <style:text-properties fo:color="#2c009f" style:font-name="Consolas" fo:background-color="#f6f6ae" loext:char-shading-value="0" style:font-name-asian="Consolas1" style:font-name-complex="Consolas1"/>
    </style:style>
    <style:style style:name="T24" style:family="text">
      <style:text-properties fo:color="#2c009f" style:font-name="Consolas" fo:font-weight="bold" fo:background-color="#f6f6ae" loext:char-shading-value="0" style:font-name-asian="Consolas1" style:font-weight-asian="bold" style:font-name-complex="Consolas1"/>
    </style:style>
    <style:style style:name="T25" style:family="text">
      <style:text-properties fo:color="#2c009f" style:font-name="Consolas" fo:font-size="10pt" fo:font-weight="bold" fo:background-color="#f6f6ae" loext:char-shading-value="0" style:font-name-asian="Consolas1" style:font-size-asian="10pt" style:font-weight-asian="bold" style:font-name-complex="Consolas1" style:font-size-complex="10pt"/>
    </style:style>
    <style:style style:name="T26" style:family="text">
      <style:text-properties fo:color="#2c009f" style:font-name="Consolas" fo:font-size="10pt" fo:background-color="#f6f6ae" loext:char-shading-value="0" style:font-name-asian="Consolas1" style:font-size-asian="10pt" style:font-name-complex="Consolas1" style:font-size-complex="10pt"/>
    </style:style>
    <style:style style:name="T27" style:family="text">
      <style:text-properties fo:color="#6a8759" style:font-name="Consolas" fo:background-color="#2b2b2b" loext:char-shading-value="0" style:font-name-asian="Consolas1" style:font-name-complex="Consolas1"/>
    </style:style>
    <style:style style:name="T28" style:family="text">
      <style:text-properties style:text-underline-style="none"/>
    </style:style>
    <style:style style:name="T29" style:family="text">
      <style:text-properties fo:color="#005599" style:font-name="Consolas" fo:font-weight="bold" fo:background-color="#f6f6ae" loext:char-shading-value="0" style:font-name-asian="Consolas1" style:font-weight-asian="bold" style:font-name-complex="Consolas1"/>
    </style:style>
    <style:style style:name="T30" style:family="text">
      <style:text-properties fo:color="#005599" style:font-name="Consolas" fo:font-size="10pt" fo:font-weight="bold" fo:background-color="#f6f6ae" loext:char-shading-value="0" style:font-name-asian="Consolas1" style:font-size-asian="10pt" style:font-weight-asian="bold" style:font-name-complex="Consolas1" style:font-size-complex="10pt"/>
    </style:style>
    <style:style style:name="T31" style:family="text">
      <style:text-properties fo:color="#e0e2e4" style:font-name="Consolas" fo:background-color="#282b2e" loext:char-shading-value="0" style:font-name-asian="Consolas1" style:font-name-complex="Consolas1"/>
    </style:style>
    <style:style style:name="T32" style:family="text">
      <style:text-properties fo:color="#e0e2e4" style:font-name="Consolas" fo:background-color="#e06666" loext:char-shading-value="0" style:font-name-asian="Consolas1" style:font-name-complex="Consolas1"/>
    </style:style>
    <style:style style:name="T33" style:family="text">
      <style:text-properties fo:color="#ffcd22" style:font-name="Consolas" fo:background-color="#282b2e" loext:char-shading-value="0" style:font-name-asian="Consolas1" style:font-name-complex="Consolas1"/>
    </style:style>
    <style:style style:name="T34" style:family="text">
      <style:text-properties fo:color="#ffcd22" style:font-name="Consolas" fo:background-color="#e06666" loext:char-shading-value="0" style:font-name-asian="Consolas1" style:font-name-complex="Consolas1"/>
    </style:style>
    <style:style style:name="T35" style:family="text">
      <style:text-properties fo:color="#d4d4d4" style:font-name="Courier New" style:font-name-asian="Courier New1" style:font-name-complex="Courier New1"/>
    </style:style>
    <style:style style:name="T36" style:family="text">
      <style:text-properties fo:color="#d4d4d4" style:font-name="Courier New" fo:font-size="10pt" style:font-name-asian="Courier New1" style:font-size-asian="10pt" style:font-name-complex="Courier New1" style:font-size-complex="10pt"/>
    </style:style>
    <style:style style:name="T37" style:family="text">
      <style:text-properties fo:color="#6a9955" style:font-name="Courier New" fo:font-size="10pt" style:font-name-asian="Courier New1" style:font-size-asian="10pt" style:font-name-complex="Courier New1" style:font-size-complex="10pt"/>
    </style:style>
    <style:style style:name="T38" style:family="text">
      <style:text-properties style:font-name="Ubuntu Medium" fo:font-size="12pt" style:font-name-asian="Ubuntu Medium1" style:font-size-asian="12pt" style:font-name-complex="Ubuntu Medium1" style:font-size-complex="12pt"/>
    </style:style>
    <style:style style:name="T39" style:family="text">
      <style:text-properties fo:font-size="10pt" style:font-size-asian="10pt" style:font-size-complex="10pt"/>
    </style:style>
    <style:style style:name="T4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Ubuntu1" fo:font-size="18pt" fo:letter-spacing="normal" fo:font-style="normal" style:text-underline-style="none" fo:font-weight="bold" style:font-name-asian="Ubuntu1" style:font-size-asian="18pt" style:font-style-asian="normal" style:font-weight-asian="bold" style:font-name-complex="Ubuntu1" style:font-size-complex="18pt" style:font-style-complex="normal"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1.4689in" fo:min-width="0.4827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1917in" fo:min-width="0.370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ff0000" draw:textarea-vertical-align="middle" draw:auto-grow-height="false" draw:fit-to-size="false" style:shrink-to-fit="false" fo:min-height="0.1417in" fo:min-width="0.113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ccccc" draw:textarea-vertical-align="middle" draw:auto-grow-height="false" draw:fit-to-size="false" style:shrink-to-fit="false" fo:min-height="0.1417in" fo:min-width="0.1134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in" fo:min-width="3.0173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3146in" fo:min-width="0.4827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1917in" fo:min-width="0.6654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925in" fo:min-width="0.6654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953in" fo:min-width="0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8189in" fo:min-width="3.661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89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 <text:tab/> <text:tab/> <text:tab/></text:p>
      <text:p text:style-name="P2"><text:span text:style-name="T1">Universidad Nacional de General Sarmiento</text:span></text:p>
      <text:p text:style-name="P4"/>
      <text:p text:style-name="P4"/>
      <text:p text:style-name="P2"><text:span text:style-name="T3">Sistemas Operativos y Redes I</text:span></text:p>
      <text:p text:style-name="P2"><text:span text:style-name="T3">Comisión 2 Mañana</text:span></text:p>
      <text:p text:style-name="P6"/>
      <text:p text:style-name="P6"/>
      <text:p text:style-name="Standard"><draw:rect text:anchor-type="as-char" style:rel-width="100%" draw:z-index="0" draw:style-name="gr1" draw:text-style-name="P34" svg:width="0.0012in" svg:height="0.0213in"><text:p/></draw:rect></text:p>
      <text:p text:style-name="Standard"/>
      <text:p text:style-name="Standard"/>
      <text:p text:style-name="Standard"/>
      <text:p text:style-name="P2"><text:span text:style-name="T1">Trabajo Práctico</text:span></text:p>
      <text:p text:style-name="P4"/>
      <text:p text:style-name="P4"/>
      <text:p text:style-name="P2"><text:span text:style-name="T1">Sistemas Operativos y Redes I</text:span></text:p>
      <text:p text:style-name="P2"><text:span text:style-name="T1">TP1 1er Cuatrimestre 2019</text:span></text:p>
      <text:p text:style-name="P4"/>
      <text:p text:style-name="P4"/>
      <text:p text:style-name="P2"><text:span text:style-name="T2">Andrés Rojas Paredes</text:span></text:p>
      <text:p text:style-name="P2"><text:span text:style-name="T2">Hvara Ocar</text:span></text:p>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4">APELLIDO Y NOMBRE</text:span></text:p>
          </table:table-cell>
          <table:table-cell table:style-name="Table1.A1" office:value-type="string">
            <text:p text:style-name="P7"><text:span text:style-name="T5">LEGAJO</text:span></text:p>
            <text:p text:style-name="Standard"><text:tab/><text:tab/></text:p>
          </table:table-cell>
          <table:table-cell table:style-name="Table1.A1" office:value-type="string">
            <text:p text:style-name="P7"><text:span text:style-name="T5">EMAIL</text:span></text:p>
            <text:p text:style-name="Standard"><text:tab/><text:tab/></text:p>
          </table:table-cell>
        </table:table-row>
        <table:table-row table:style-name="Table1.2">
          <table:table-cell table:style-name="Table1.A1" office:value-type="string">
            <text:p text:style-name="P8"><text:span text:style-name="T6">Tula, Ignacio Mariano</text:span></text:p>
          </table:table-cell>
          <table:table-cell table:style-name="Table1.A1" office:value-type="string">
            <text:p text:style-name="P8"><text:span text:style-name="T6">35.226.620/2014</text:span></text:p>
            <text:p text:style-name="Standard"/>
          </table:table-cell>
          <table:table-cell table:style-name="Table1.A1" office:value-type="string">
            <text:p text:style-name="P7"><text:span text:style-name="T6">itula@logos.net.ar<text:line-break/>itula@ungs.edu.ar</text:span></text:p>
          </table:table-cell>
        </table:table-row>
      </table:table>
      <text:p text:style-name="P9"/>
      <text:p text:style-name="P9"/>
      <text:p text:style-name="P3"/>
      <text:p text:style-name="P30"><text:bookmark text:name="_umhvnvxkpqnk"/>1era Parte<text:line-break/>Shell</text:p>
      <text:p text:style-name="P32"><text:bookmark text:name="_td0qjnvvti9d"/>Ejercicio 1. Sistema Operativo GNU/Linux</text:p>
      <text:p text:style-name="Heading_20_3"><text:bookmark text:name="_bgcvpschphlb"/>Inciso 1</text:p>
      <text:p text:style-name="P10"/>
      <text:p text:style-name="Standard">Se instaló Ubuntu 18.10 en la notebook personal del estudiante, y una versión en un pendrive USB con persistencia.</text:p>
      <text:p text:style-name="Standard"/>
      <text:p text:style-name="Standard">El único inconveniente detectado es que se prefirió Ubuntu por sobre Debian, puesto que en esta última distribución existían problemas con los controladores de los adaptadores de red y de gráficos.</text:p>
      <text:p text:style-name="Standard"/>
      <text:p text:style-name="Standard">En ambas instalaciones, se ejecutó los comandos que quedaron descritos en un archivo bash ubicado en <text:span text:style-name="T9">/home/</text:span><text:span text:style-name="T10">sor_user</text:span><text:span text:style-name="T9">/tp1/proyectosot1ungstula/ejercicio1.sh</text:span></text:p>
      <text:p text:style-name="P11"/>
      <text:p text:style-name="P13"/>
      <text:p text:style-name="P20"/>
      <table:table table:name="Table2" table:style-name="Table2">
        <table:table-column table:style-name="Table2.A"/>
        <table:table-row table:style-name="Table2.1">
          <table:table-cell table:style-name="Table2.A1" office:value-type="string">
            <text:p text:style-name="P20"><text:span text:style-name="T12">#!/bin/bash <text:s text:c="67"/></text:span><text:span text:style-name="T14"><text:line-break/>sudo adduser sor_user sudo <text:s text:c="23"/></text:span><text:span text:style-name="T12"># inciso 2</text:span><text:span text:style-name="T14"><text:line-break/>su sor_user <text:s text:c="38"/></text:span><text:span text:style-name="T12"># inciso 3 <text:s text:c="25"/></text:span><text:span text:style-name="T14"><text:line-break/>sudo apt-get update <text:s text:c="30"/></text:span><text:span text:style-name="T12"># inciso 3 <text:s text:c="51"/></text:span><text:span text:style-name="T14"><text:line-break/>sudo apt-get install gcc vim nano gedit emacs git </text:span><text:span text:style-name="T12"># inciso 4</text:span><text:span text:style-name="T14"><text:line-break/></text:span></text:p>
          </table:table-cell>
        </table:table-row>
      </table:table>
      <text:p text:style-name="P33"><text:bookmark text:name="_s26v8ajgc2td"/>Ejercicio 2. <text:span text:style-name="T8">Shell y Supermenu</text:span></text:p>
      <text:p text:style-name="Standard"/>
      <text:p text:style-name="Standard"><text:span text:style-name="T4">Inciso 1</text:span></text:p>
      <text:p text:style-name="Standard">Se creó el archivo <text:span text:style-name="T9">supermenu.sh</text:span><text:span text:style-name="T4"> </text:span>en <text:span text:style-name="T9">/home/sor_user/tp1/proyectosot1ungstula</text:span><text:span text:style-name="T4"> .</text:span></text:p>
      <text:p text:style-name="P10"/>
      <text:p text:style-name="Standard"><text:span text:style-name="T4">Inciso 2</text:span></text:p>
      <text:p text:style-name="Standard">Se creó en Gitlab el proyecto ubicado en la ruta:<text:a xlink:type="simple" xlink:href="https://gitlab.com/itula/proyectosor1ungstula" text:style-name="ListLabel_20_19" text:visited-style-name="ListLabel_20_19"> </text:a><text:a xlink:type="simple" xlink:href="https://gitlab.com/itula/proyectosor1ungstula" text:style-name="ListLabel_20_20" text:visited-style-name="ListLabel_20_20"><text:span text:style-name="T18">https://gitlab.com/itula/proyectosor1ungstula</text:span></text:a></text:p>
      <text:p text:style-name="P15"><text:a xlink:type="simple" xlink:href="https://gitlab.com/itula/proyectosor1ungstula" text:style-name="ListLabel_20_20" text:visited-style-name="ListLabel_20_20"/></text:p>
      <text:p text:style-name="P15"><text:a xlink:type="simple" xlink:href="https://gitlab.com/itula/proyectosor1ungstula" text:style-name="ListLabel_20_20" text:visited-style-name="ListLabel_20_20"/></text:p>
      <text:p text:style-name="Standard">El cual se clonó en la ubicación <text:span text:style-name="T9">/home/sor_user/tp1/</text:span> mediante el comando:</text:p>
      <text:p text:style-name="Standard"/>
      <table:table table:name="Table3" table:style-name="Table3">
        <table:table-column table:style-name="Table3.A"/>
        <table:table-row table:style-name="Table3.1">
          <table:table-cell table:style-name="Table3.A1" office:value-type="string">
            <text:p text:style-name="P20"><text:span text:style-name="T19">git </text:span><text:span text:style-name="T20">clone</text:span><text:span text:style-name="T19"> https://gitlab.com/itula/proyectosor1ungstula.git</text:span></text:p>
          </table:table-cell>
        </table:table-row>
      </table:table>
      <text:p text:style-name="P10"/>
      <text:p text:style-name="P10"/>
      <text:p text:style-name="Standard">Se modificó la variable del archivo <text:span text:style-name="T9">supermenu.sh</text:span></text:p>
      <text:p text:style-name="P12"/>
      <table:table table:name="Table4" table:style-name="Table4">
        <table:table-column table:style-name="Table4.A"/>
        <table:table-row table:style-name="Table4.1">
          <table:table-cell table:style-name="Table4.A1" office:value-type="string">
            <text:p text:style-name="P20"><text:span text:style-name="T14">proyectoActual=</text:span><text:span text:style-name="T23">"/home/sor_user/tp1/proyectosor1ungstula"</text:span></text:p>
          </table:table-cell>
        </table:table-row>
      </table:table>
      <text:p text:style-name="Standard"/>
      <text:p text:style-name="Standard">Es decir que se incluyó el propio supermenu dentro del proyecto de Gitlab.</text:p>
      <text:p text:style-name="Standard"/>
      <text:p text:style-name="Standard">Fue necesario ejecutar en consola también:</text:p>
      <text:p text:style-name="Standard"/>
      <table:table table:name="Table5" table:style-name="Table5">
        <table:table-column table:style-name="Table5.A"/>
        <table:table-row table:style-name="Table5.1">
          <table:table-cell table:style-name="Table5.A1" office:value-type="string">
            <text:p text:style-name="P20"><text:span text:style-name="T19">git config --global user.email </text:span><text:span text:style-name="T27">"itula@logos.net.ar"</text:span><text:span text:style-name="T19"><text:line-break/>git config --global user.name </text:span><text:span text:style-name="T27">"Ignacio Tula"</text:span></text:p>
          </table:table-cell>
        </table:table-row>
      </table:table>
      <text:p text:style-name="Standard"/>
      <text:p text:style-name="Standard"><text:span text:style-name="T4">Inciso 3</text:span></text:p>
      <text:p text:style-name="Standard">Para agregar una opción nueva en el <text:span text:style-name="T9">supermenu.sh</text:span> es necesario realizar tres modificaciones en el código fuente. A saber:</text:p>
      <text:p text:style-name="Standard"/>
      <text:list xml:id="list3668331301" text:style-name="WWNum1">
        <text:list-item>
          <text:p text:style-name="P24">En la definición de la función “<text:span text:style-name="T11">imprimir_menu</text:span>“ se debe agregar una cadena de caracteres que es el texto que leerá el usuario para comprender qué letra debe presionar para realizar determinada tarea.</text:p>
        </text:list-item>
      </text:list>
      <text:p text:style-name="Standard"/>
      <table:table table:name="Table6" table:style-name="Table6">
        <table:table-column table:style-name="Table6.A"/>
        <table:table-row table:style-name="Table6.1">
          <table:table-cell table:style-name="Table6.A1" office:value-type="string">
            <text:p text:style-name="P20"><text:span text:style-name="T22">35.</text:span><text:span text:style-name="T23"> echo</text:span><text:span text:style-name="T14"> -e </text:span><text:span text:style-name="T23">"\t\t\t p. <text:s/>Mostrar PCB de proceso"</text:span><text:span text:style-name="T14">;</text:span></text:p>
          </table:table-cell>
        </table:table-row>
      </table:table>
      <text:p text:style-name="P20"/>
      <text:list xml:id="list343758950" text:style-name="WWNum2">
        <text:list-item>
          <text:p text:style-name="P26">Agregar una posibilidad dentro del <text:span text:style-name="T11">case</text:span> del bloque de la “<text:span text:style-name="T11">lógica principal” </text:span>que detecte el carácter asignado a la determinada tarea para que ejecute una función.</text:p>
        </text:list-item>
      </text:list>
      <text:p text:style-name="P27"/>
      <table:table table:name="Table7" table:style-name="Table7">
        <table:table-column table:style-name="Table7.A"/>
        <table:table-row table:style-name="Table7.1">
          <table:table-cell table:style-name="Table7.A1" office:value-type="string">
            <text:p text:style-name="P20"><text:span text:style-name="T22">181.</text:span><text:span text:style-name="T14"> p|P) p_funcion;;</text:span></text:p>
          </table:table-cell>
        </table:table-row>
      </table:table>
      <text:p text:style-name="P20"/>
      <text:list xml:id="list232103724160316" text:continue-numbering="true" text:style-name="WWNum2">
        <text:list-item>
          <text:p text:style-name="P25">Agregar la definición de la función que es llamada en el case del item 2.</text:p>
        </text:list-item>
      </text:list>
      <text:p text:style-name="P16"/>
      <table:table table:name="Table8" table:style-name="Table8">
        <table:table-column table:style-name="Table8.A"/>
        <table:table-row table:style-name="Table8.1">
          <table:table-cell table:style-name="Table8.A1" office:value-type="string">
            <text:p text:style-name="P20"><text:span text:style-name="T24">p_funcion</text:span><text:span text:style-name="T14"> () {<text:line-break/> <text:s text:c="3"/>imprimir_encabezado </text:span><text:span text:style-name="T23">"\tOpción p. Mostrar PCB"</text:span><text:span text:style-name="T14">;<text:line-break/><text:tab/><text:tab/></text:span><text:span text:style-name="T23">echo</text:span><text:span text:style-name="T14"> -e </text:span><text:span text:style-name="T23">"Vamos a ejecutar TOP, para que elija el PID que quiere analizar."</text:span><text:span text:style-name="T14"><text:line-break/><text:tab/><text:tab/>decidir </text:span><text:span text:style-name="T23">"top"</text:span><text:span text:style-name="T14">;<text:line-break/><text:tab/><text:tab/>imprimir_encabezado </text:span><text:span text:style-name="T23">"\tOpción p. Mostrar PCB"</text:span><text:span text:style-name="T14">;<text:line-break/><text:tab/><text:tab/></text:span><text:span text:style-name="T23">echo</text:span><text:span text:style-name="T14"> -e </text:span><text:span text:style-name="T23">"Indique el PID del cual desea conocer su PCB"</text:span><text:span text:style-name="T14">;<text:line-break/><text:tab/><text:tab/></text:span><text:span text:style-name="T23">read</text:span><text:span text:style-name="T14"> pcb;<text:line-break/><text:tab/><text:tab/>post_p_funcion </text:span><text:span text:style-name="T23">$pcb</text:span><text:span text:style-name="T14">;<text:line-break/> <text:s text:c="2"/>}<text:line-break/><text:line-break/></text:span><text:span text:style-name="T24">post_p_funcion</text:span><text:span text:style-name="T14">() {<text:line-break/> <text:s text:c="3"/>imprimir_encabezado </text:span><text:span text:style-name="T23">"\tOpción p. Mostrar PCB"</text:span><text:span text:style-name="T14">;<text:line-break/> <text:s text:c="4"/>decidir </text:span><text:span text:style-name="T23">"cat /proc/$1/status | grep 'Name\|Pid\|Ppid\|State\| voluntary_ctxt_swi tches\|nonvoluntary_ctxt_switches'"</text:span><text:span text:style-name="T14">;<text:line-break/>}</text:span></text:p>
          </table:table-cell>
        </table:table-row>
      </table:table>
      <text:p text:style-name="P16"/>
      <text:p text:style-name="P16">En este ejercicio en particular se decidió que se ejecuten en dos funciones. Una primera que permitiera ver todos los procesos con <text:span text:style-name="T11">TOP</text:span> <text:s/>y una segunda que al ser finalizado <text:span text:style-name="T11">TOP</text:span> <text:s/>preguntara por el <text:span text:style-name="T11">PID</text:span> que se deseaba conocer.</text:p>
      <text:p text:style-name="P16"/>
      <text:p text:style-name="Heading_20_1"><text:bookmark text:name="_roslopu6f9gy"/><text:soft-page-break/>2era Parte<text:line-break/>Procesos y Semáforos</text:p>
      <text:p text:style-name="P32"><text:bookmark text:name="_lu9chopbmsjx"/>Ejercicio 1. Procesos y Fork</text:p>
      <text:p text:style-name="Heading_20_3"><text:bookmark text:name="_a6t2n1f8s6el"/>Inciso 1</text:p>
      <text:p text:style-name="Standard"/>
      <table:table table:name="Table9" table:style-name="Table9">
        <table:table-column table:style-name="Table9.A"/>
        <table:table-row table:style-name="Table9.1">
          <table:table-cell table:style-name="Table9.A1" office:value-type="string">
            <text:p text:style-name="P20"><text:span text:style-name="T14">1. </text:span><text:span text:style-name="T12">#include &lt;stdio.h&gt;</text:span><text:span text:style-name="T14"><text:line-break/>2. </text:span><text:span text:style-name="T12">#include &lt;sys/types.h&gt;</text:span><text:span text:style-name="T14"><text:line-break/>3. </text:span><text:span text:style-name="T12">#include &lt;unistd.h&gt;</text:span><text:span text:style-name="T14"><text:line-break/>4. <text:line-break/>5. </text:span><text:span text:style-name="T23">int</text:span><text:span text:style-name="T14"> main() {<text:line-break/>6. <text:s text:c="2"/>fork()</text:span><text:span text:style-name="T12">;</text:span><text:span text:style-name="T14"><text:line-break/>7.<text:line-break/>8. <text:s/>printf(</text:span><text:span text:style-name="T23">"Hola Mundo!\n"</text:span><text:span text:style-name="T14">)</text:span><text:span text:style-name="T12">;</text:span><text:span text:style-name="T14"><text:line-break/>9.<text:line-break/>10. <text:s/></text:span><text:span text:style-name="T29">return</text:span><text:span text:style-name="T14"> 0</text:span><text:span text:style-name="T12">;</text:span><text:span text:style-name="T14"><text:line-break/>11. }</text:span></text:p>
          </table:table-cell>
        </table:table-row>
      </table:table>
      <text:p text:style-name="P20"/>
      <text:p text:style-name="P20">Este programa emitirá dos líneas de texto en la consola expresando “Hola Mundo!". Esto es debido a que un printf es ejecutado por el proceso principal, y otro por el proceso hijo que es llamado a través de fork(). Al no existir una estructura de control, ni una variable sobre la cual reconocer el pid del proceso actual, ambos procesos (padre e hijo) ejecutarán lo mismo, desde la línea 7 en adelante.</text:p>
      <text:p text:style-name="P20"/>
      <text:p text:style-name="Heading_20_3"><text:bookmark text:name="_9ewsaswj9tqm"/></text:p>
      <text:p text:style-name="P31"><text:bookmark text:name="_kt1mer53jt57"/>Inciso 2. proyectosor1ungstula/enunciado2/ejercicio1/bombafork.c</text:p>
      <text:p text:style-name="Standard"/>
      <table:table table:name="Table10" table:style-name="Table10">
        <table:table-column table:style-name="Table10.A"/>
        <table:table-row table:style-name="Table10.1">
          <table:table-cell table:style-name="Table10.A1" office:value-type="string">
            <text:p text:style-name="P20"><text:span text:style-name="T12">#include &lt;sys/wait.h&gt;</text:span><text:span text:style-name="T14"><text:line-break/></text:span><text:span text:style-name="T12">#include &lt;unistd.h&gt;</text:span><text:span text:style-name="T14"><text:line-break/></text:span><text:span text:style-name="T12">#include &lt;stdio.h&gt;</text:span><text:span text:style-name="T14"><text:line-break/></text:span><text:span text:style-name="T12">#include &lt;stdlib.h&gt;</text:span><text:span text:style-name="T14"><text:line-break/><text:line-break/></text:span><text:span text:style-name="T23">int</text:span><text:span text:style-name="T14"> numero = 0</text:span><text:span text:style-name="T12">;</text:span><text:span text:style-name="T14"><text:line-break/><text:line-break/></text:span><text:span text:style-name="T23">int</text:span><text:span text:style-name="T14"> main (</text:span><text:span text:style-name="T23">int</text:span><text:span text:style-name="T14"> argc, char *argv[]) {<text:line-break/><text:line-break/><text:line-break/></text:span><text:span text:style-name="T29">while</text:span><text:span text:style-name="T14"> (1) {<text:line-break/> <text:s/></text:span></text:p>
            <text:p text:style-name="P20"><text:span text:style-name="T14"><text:s text:c="2"/>fork()</text:span><text:span text:style-name="T12">;</text:span><text:span text:style-name="T14"><text:line-break/><text:line-break/> <text:s/>printf(</text:span><text:span text:style-name="T23">"Ahora el numero es:%d \n"</text:span><text:span text:style-name="T14">, numero)</text:span><text:span text:style-name="T12">;</text:span><text:span text:style-name="T14"><text:line-break/> <text:s/>numero+=1</text:span><text:span text:style-name="T12">;</text:span><text:span text:style-name="T14"><text:line-break/>}<text:line-break/><text:line-break/><text:tab/></text:span><text:span text:style-name="T29">return</text:span><text:span text:style-name="T14"> 0</text:span><text:span text:style-name="T12">;</text:span><text:span text:style-name="T14"><text:line-break/>}</text:span></text:p>
          </table:table-cell>
        </table:table-row>
        <table:table-row table:style-name="Table10.1">
          <table:table-cell table:style-name="Table10.A1" office:value-type="string">
            <text:p text:style-name="P21"/>
          </table:table-cell>
        </table:table-row>
      </table:table>
      <text:p text:style-name="Standard"/>
      <text:p text:style-name="Standard">En las ejecuciones realizadas no se ha encontrado límite alguno para la creación de procesos, o al menos no se ha tocado el límite que pueda tener el Sistema Operativo. También su medición es complicada, considerando que la computadora deja de ser capaz de mostrar otras aplicaciones de monitoreo del procesador y memoria, hasta el punto de tildarse por falta de memoria RAM principal disponible.</text:p>
      <text:p text:style-name="Standard"/>
      <text:p text:style-name="Heading_20_3"><text:bookmark text:name="_se0q6s2dc1d5"/>Inciso 3. proyectosor1ungstula/enunciado2/ejercicio1/tush.c</text:p>
      <text:p text:style-name="Standard"/>
      <text:p text:style-name="Standard">Se creó “Tush” el intérprete de comandos shell de Tula. </text:p>
      <text:p text:style-name="Standard"/>
      <text:p text:style-name="P32"><text:bookmark text:name="_slqrr6kxot1a"/>Ejercicio 2. Threads y semáforos</text:p>
      <text:p text:style-name="Heading_20_3"><text:bookmark text:name="_fo2m6vn01l18"/>Inciso 1. proyectosor1ungstula/enunciado2/ejercicio2/escritorLector.c</text:p>
      <text:p text:style-name="Standard"/>
      <text:p text:style-name="Standard">Se implementó un programa que posee 2 hilos, uno para escritura y otro para lectura. Comparten dos variables. Una llamada numeroActual, que sirve para almacenar un número que se obtiene por medio del azar. Y otra variable adicional que guarda el número anterior seleccionado por el azar.</text:p>
      <text:p text:style-name="Heading_20_3"><text:bookmark text:name="_u0ysn0j4xb8b"/>Inciso 2</text:p>
      <text:p text:style-name="Standard"/>
      <text:p text:style-name="Standard">Ambos hilos, por una cuestión para facilitar la interpretación de este trabajo muestran un texto en pantalla, indicando si el mismo es el escritor o el lector, y luego las variables compartidas.</text:p>
      <text:p text:style-name="Standard"/>
      <text:p text:style-name="Standard">La condición de carrera entre los hilos existe en el momento en el cual el escritor se encuentra en el proceso de modificar ambas variables. Si el escritor al reemplazar la variable del número anterior por el actual, es interrumpido allí por el planificador del sistema operativo, y se ejecuta el hilo lector este mismo leerá el mismo valor en ambas variables.</text:p>
      <text:p text:style-name="Standard"/>
      <text:p text:style-name="Standard">Suponiendo una secuencia de números: 1 -&gt; 3 -&gt; 8 -&gt; 5</text:p>
      <text:p text:style-name="Standard"/>
      <text:p text:style-name="Standard">Se esperaría que un proceso lector muestre (suponiendo que se ejecuta siempre que un escritor haya finalizado).</text:p>
      <text:p text:style-name="Standard"/>
      <table:table table:name="Table11" table:style-name="Table11">
        <table:table-column table:style-name="Table11.A"/>
        <table:table-row table:style-name="Table11.1">
          <table:table-cell table:style-name="Table11.A1" office:value-type="string">
            <text:p text:style-name="P20"><text:span text:style-name="T31">Soy el lector | El actual es: </text:span><text:span text:style-name="T33">1.</text:span><text:span text:style-name="T31"> El anterior es: </text:span><text:span text:style-name="T33">0</text:span><text:span text:style-name="T31"> <text:line-break/>Soy el lector | El actual es: </text:span><text:span text:style-name="T33">3.</text:span><text:span text:style-name="T31"> El anterior es: </text:span><text:span text:style-name="T33">1</text:span><text:span text:style-name="T31"> <text:line-break/>Soy el lector | El actual es: </text:span><text:span text:style-name="T33">8.</text:span><text:span text:style-name="T31"> El anterior es: </text:span><text:span text:style-name="T33">3</text:span><text:span text:style-name="T31"> <text:line-break/>Soy el lector | El actual es: </text:span><text:span text:style-name="T33">5.</text:span><text:span text:style-name="T31"> El anterior es: </text:span><text:span text:style-name="T33">8</text:span><text:span text:style-name="T31"> </text:span></text:p>
          </table:table-cell>
        </table:table-row>
      </table:table>
      <text:p text:style-name="Standard"/>
      <text:p text:style-name="Standard">Pero si no se puede controlar la secuencia de ejecución, pueden ocurrir anomalías como estas:</text:p>
      <text:p text:style-name="Standard"/>
      <table:table table:name="Table12" table:style-name="Table12">
        <table:table-column table:style-name="Table12.A"/>
        <table:table-row table:style-name="Table12.1">
          <table:table-cell table:style-name="Table12.A1" office:value-type="string">
            <text:p text:style-name="P20"><text:span text:style-name="T31">Soy el lector | El actual es: </text:span><text:span text:style-name="T33">1.</text:span><text:span text:style-name="T31"> El anterior es: </text:span><text:span text:style-name="T33">0</text:span><text:span text:style-name="T31"> <text:line-break/></text:span><text:span text:style-name="T32">Soy el lector | El actual es: </text:span><text:span text:style-name="T34">1.</text:span><text:span text:style-name="T32"> El anterior es: </text:span><text:span text:style-name="T34">1</text:span><text:span text:style-name="T32"> <text:line-break/></text:span><text:span text:style-name="T31">Soy el lector | El actual es: </text:span><text:span text:style-name="T33">3.</text:span><text:span text:style-name="T31"> El anterior es: </text:span><text:span text:style-name="T33">1</text:span><text:span text:style-name="T31"> <text:line-break/>Soy el lector | El actual es: </text:span><text:span text:style-name="T33">5.</text:span><text:span text:style-name="T31"> El anterior es: </text:span><text:span text:style-name="T33">8</text:span><text:span text:style-name="T31"> </text:span></text:p>
          </table:table-cell>
        </table:table-row>
      </table:table>
      <text:p text:style-name="P14"/>
      <text:p text:style-name="P14"/>
      <text:p text:style-name="Standard">De forma igual pero inversa, el lector puede ser interrumpido por el planificador mientras obtuvo de memoria el valor actual, pero aún sin conseguir el valor anterior. Si durante esta interrupción, un escritor se ejecutase completamente, pueden ocurrir nuevas situaciones no deseadas como la anterior.</text:p>
      <text:p text:style-name="Standard"/>
      <text:p text:style-name="Heading_20_3"><text:bookmark text:name="_b1901d50347a"/></text:p>
      <text:p text:style-name="P31"><text:bookmark text:name="_lrl2d152gcw2"/>Inciso 3</text:p>
      <text:p text:style-name="Standard"/>
      <table:table table:name="Table13" table:style-name="Table13">
        <table:table-column table:style-name="Table13.A"/>
        <table:table-row table:style-name="Table13.1">
          <table:table-cell table:style-name="Table13.A1" office:value-type="string">
            <text:p text:style-name="P20"><text:span text:style-name="T29">void</text:span><text:span text:style-name="T14">* </text:span><text:span text:style-name="T24">escritorDeNumero</text:span><text:span text:style-name="T14">() {<text:line-break/><text:line-break/> <text:s text:c="3"/></text:span><text:span text:style-name="T29">while</text:span><text:span text:style-name="T14">(1) {<text:line-break/> <text:s text:c="6"/><text:line-break/><text:line-break/> <text:s text:c="7"/></text:span><text:span text:style-name="T12">// INICIO DE LA SECCIÓN CRÍTICA</text:span><text:span text:style-name="T14"><text:line-break/> <text:s text:c="7"/>numeroCompartidoAnterior = numeroCompartido;<text:line-break/> <text:s text:c="7"/>usleep(500);<text:line-break/> <text:s text:c="7"/>numeroCompartido = rand() % 1000;<text:line-break/> <text:s text:c="4"/></text:span><text:span text:style-name="T23">printf</text:span><text:span text:style-name="T14">(</text:span><text:span text:style-name="T23">"\nsoy el escritor <text:s text:c="3"/>(%d,%d)"</text:span><text:span text:style-name="T14">,</text:span></text:p>
            <text:p text:style-name="P20"><text:span text:style-name="T14"><text:s text:c="11"/>numeroCompartido, numeroCompartidoAnterior); <text:s text:c="2"/></text:span></text:p>
            <text:p text:style-name="P1"><text:span text:style-name="T12"><text:s text:c="8"/>// FIN DE LA SECCIÓN CRÍTICA</text:span></text:p>
            <text:p text:style-name="P20"><text:span text:style-name="T14"><text:s text:c="5"/><text:line-break/> <text:s text:c="3"/>}<text:line-break/> <text:s text:c="3"/><text:line-break/>}</text:span></text:p>
          </table:table-cell>
        </table:table-row>
      </table:table>
      <text:p text:style-name="Standard"/>
      <text:p text:style-name="P17"/>
      <table:table table:name="Table14" table:style-name="Table14">
        <table:table-column table:style-name="Table14.A"/>
        <table:table-row table:style-name="Table14.1">
          <table:table-cell table:style-name="Table14.A1" office:value-type="string">
            <text:p text:style-name="P20"><text:span text:style-name="T29">void</text:span><text:span text:style-name="T14">* </text:span><text:span text:style-name="T24">lectorDeNumero</text:span><text:span text:style-name="T14">() {<text:line-break/><text:line-break/> <text:s text:c="3"/></text:span><text:span text:style-name="T29">while</text:span><text:span text:style-name="T14">(1) {<text:line-break/><text:line-break/> <text:s text:c="7"/></text:span><text:span text:style-name="T12">// INICIO DE LA SECCIÓN CRÍTICA</text:span><text:span text:style-name="T14"><text:line-break/> <text:s text:c="7"/></text:span><text:span text:style-name="T23">printf</text:span><text:span text:style-name="T14">(</text:span><text:span text:style-name="T23">"\nsoy el lector | El actual es: %d. El anterior es:%d"</text:span><text:span text:style-name="T14">, numeroCompartido, numeroCompartidoAnterior);<text:line-break/> <text:s text:c="6"/></text:span><text:span text:style-name="T12">// FIN DE LA SECCIÓN CRÍTICA</text:span></text:p>
            <text:p text:style-name="P20"><text:span text:style-name="T14"><text:line-break/> <text:s text:c="3"/>}<text:line-break/> <text:s text:c="3"/><text:line-break/>}</text:span></text:p>
          </table:table-cell>
        </table:table-row>
      </table:table>
      <text:p text:style-name="Standard"/>
      <text:p text:style-name="Standard"/>
      <text:p text:style-name="P31"><text:bookmark text:name="_knsgwrasg2i5"/>Inciso 4. proyectosor1ungstula/enunciado2/ejercicio2/escritorLectorMutex.c</text:p>
      <text:p text:style-name="Standard"/>
      <text:p text:style-name="Standard">Una forma sencilla de resolver el problema con mutex es:</text:p>
      <text:p text:style-name="Standard"/>
      <table:table table:name="Table15" table:style-name="Table15">
        <table:table-column table:style-name="Table15.A"/>
        <table:table-row table:style-name="Table15.1">
          <table:table-cell table:style-name="Table15.A1" office:value-type="string">
            <text:p text:style-name="P20"><text:span text:style-name="T30">pthread_mutex_t</text:span><text:span text:style-name="T15"> excluMutua; </text:span><text:span text:style-name="T13">// Para controlar la lectura mientras haya modificación, o impedir la modificación mientras hay lectura</text:span></text:p>
          </table:table-cell>
        </table:table-row>
      </table:table>
      <text:p text:style-name="P22"/>
      <table:table table:name="Table16" table:style-name="Table16">
        <table:table-column table:style-name="Table16.A"/>
        <table:table-row table:style-name="Table16.1">
          <table:table-cell table:style-name="Table16.A1" office:value-type="string">
            <text:p text:style-name="P20"><text:span text:style-name="T30">void</text:span><text:span text:style-name="T15">* </text:span><text:span text:style-name="T25">escritorDeNumero</text:span><text:span text:style-name="T15">() {<text:line-break/><text:line-break/> <text:s text:c="3"/></text:span><text:span text:style-name="T30">while</text:span><text:span text:style-name="T15">(1) {<text:line-break/><text:line-break/> <text:s text:c="7"/></text:span><text:span text:style-name="T13">//Escritura del nuevo numeroCompartido y resguardo del anterior.</text:span><text:span text:style-name="T15"><text:line-break/><text:line-break/> <text:s text:c="7"/></text:span><text:span text:style-name="T16">pthread_mutex_lock(&amp;excluMutua);</text:span><text:span text:style-name="T17"><text:line-break/></text:span><text:span text:style-name="T15"> <text:s text:c="7"/>numeroCompartidoAnterior = numeroCompartido;<text:line-break/> <text:s text:c="7"/><text:line-break/> <text:s text:c="7"/>numeroCompartido = rand() % 1000;<text:line-break/> <text:s text:c="7"/></text:span><text:span text:style-name="T26">printf</text:span><text:span text:style-name="T15">(</text:span><text:span text:style-name="T26">"\nsoy el escritor <text:s text:c="2"/>(%d,%d)"</text:span><text:span text:style-name="T15">, </text:span></text:p>
            <text:p text:style-name="P20"><text:span text:style-name="T15"><text:s text:c="15"/>numeroCompartido, numeroCompartidoAnterior);<text:line-break/> <text:s text:c="7"/></text:span><text:span text:style-name="T16">pthread_mutex_unlock(&amp;excluMutua);<text:line-break/></text:span><text:span text:style-name="T15"> <text:s text:c="7"/>usleep(25000);<text:line-break/> <text:s text:c="3"/>}<text:line-break/> <text:s text:c="3"/><text:line-break/>}<text:line-break/><text:line-break/></text:span><text:span text:style-name="T30">void</text:span><text:span text:style-name="T15">* </text:span><text:span text:style-name="T25">lectorDeNumero</text:span><text:span text:style-name="T15">() {<text:line-break/><text:line-break/> <text:s text:c="3"/><text:line-break/> <text:s text:c="3"/></text:span><text:span text:style-name="T30">while</text:span><text:span text:style-name="T15">(1) {<text:line-break/><text:line-break/> <text:s text:c="7"/><text:line-break/><text:line-break/> <text:s text:c="7"/></text:span><text:span text:style-name="T13">//Lectura del numeroCompartido y mostrar en pantalla</text:span><text:span text:style-name="T15"><text:line-break/> <text:s text:c="7"/></text:span><text:span text:style-name="T16">pthread_mutex_lock(&amp;excluMutua);<text:line-break/></text:span><text:span text:style-name="T15"> <text:s text:c="7"/></text:span></text:p>
            <text:p text:style-name="P20"><text:span text:style-name="T15"><text:s text:c="8"/></text:span><text:span text:style-name="T26">printf</text:span><text:span text:style-name="T15">(</text:span><text:span text:style-name="T26">"\nsoy el lector | El actual es: %d. El anterior es:%d\n"</text:span><text:span text:style-name="T15">,</text:span></text:p>
            <text:p text:style-name="P20"><text:span text:style-name="T15"><text:s text:c="14"/>numeroCompartido, numeroCompartidoAnterior);<text:line-break/> <text:s text:c="7"/><text:line-break/> <text:s text:c="7"/></text:span><text:span text:style-name="T16">pthread_mutex_unlock(&amp;excluMutua);<text:line-break/></text:span><text:span text:style-name="T15"> <text:s text:c="7"/>usleep(10000);<text:line-break/> <text:s text:c="3"/>}<text:line-break/> <text:s text:c="3"/><text:line-break/>}</text:span></text:p>
          </table:table-cell>
        </table:table-row>
        <table:table-row table:style-name="Table16.1">
          <table:table-cell table:style-name="Table16.A1" office:value-type="string">
            <text:p text:style-name="P23"/>
          </table:table-cell>
        </table:table-row>
      </table:table>
      <text:p text:style-name="P18"/>
      <text:p text:style-name="Standard">Ahora bien, para una ejecución simultánea de un único hilo lector y un único hilo escritor <text:s/>se ha encontrado que esta solución funciona, pero si sería necesario agregar semáforos de sincronización para poder ejecutar m hilos de lectura <text:s/>y n hilos de escritura.</text:p>
      <text:p text:style-name="Standard"/>
      <text:p text:style-name="Standard">Se implementa esta solución en el archivo <text:span text:style-name="T38">proyectosor1ungstula/enunciado2/ejercicio2/escritorLectorSemaforos.c</text:span></text:p>
      <text:p text:style-name="P19"/>
      <text:p text:style-name="Heading_20_3"><text:bookmark text:name="_m3367yt1lmvg"/>Inciso 5. proyectosor1ungstula/enunciado2/ejercicio2/juegoDeLaVida.c</text:p>
      <text:p text:style-name="Standard"/>
      <text:p text:style-name="Heading_20_3"><text:bookmark text:name="_oay65bh7u0y4"/>Inciso 6. proyectosor1ungstula/enunciado2/ejercicio2/outputJuegoDeLaVida.txt</text:p>
      <text:p text:style-name="Standard"/>
      <text:p text:style-name="Standard">Se guardó el output de la ejecución con un parámetro de 500. No existe el azar, los resultados “ganar” y “perder” se van alternando en una secuencia que comienza por el primer hilo en ser ejecutado.</text:p>
      <text:p text:style-name="Standard"/>
      <text:p text:style-name="Standard">Esto ocurre porque una vez que “ganar” encontró habilitado su semáforo primero (antes que “perder”), para cuando vuelve a comenzar y esperar por el mismo semáforo, quien está ahora en la cola primero es perder.</text:p>
      <text:p text:style-name="Standard"/>
      <text:p text:style-name="P8"><draw:g text:anchor-type="as-char" draw:z-index="1" draw:style-name="gr2"><draw:custom-shape draw:name="Shape 2" draw:style-name="gr3" draw:text-style-name="P35" svg:width="0.6823in" svg:height="1.6685in" svg:x="0in" svg:y="0.7311in"><text:p text:style-name="P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37" svg:width="0.5697in" svg:height="0.3913in" svg:x="0.0571in" svg:y="2.0409in"><text:p text:style-name="P36"><text:span text:style-name="T40">sem_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38" svg:width="0.4425in" svg:height="0.4823in" svg:x="0.1193in" svg:y="0.9008in"><text:p text:style-name="P3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6" draw:text-style-name="P39" svg:width="0.4425in" svg:height="0.4823in" svg:x="0.1193in" svg:y="1.5583in"><text:p text:style-name="P3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 draw:text-style-name="P40" svg:width="3.2177in" svg:height="0.0012in" svg:x="0.0492in" svg:y="2.6689in"><text:p/><draw:enhanced-geometry draw:mirror-horizontal="false" draw:mirror-vertical="false" svg:viewBox="0 0 21600 21600" draw:type="mso-spt32" draw:enhanced-path="M 0 0 L 21600 21600 N"/></draw:custom-shape><draw:custom-shape draw:name="Shape 7" draw:style-name="gr8" draw:text-style-name="P37" svg:width="0.6823in" svg:height="0.5142in" svg:x="2.7827in" svg:y="2.4118in"><text:p text:style-name="P36"><text:span text:style-name="T40">bloque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37" svg:width="0.865in" svg:height="0.3913in" svg:x="1.1744in" svg:y="3.1173in"><text:p text:style-name="P36"><text:span text:style-name="T41">PER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0" draw:text-style-name="P37" svg:width="0.865in" svg:height="0.3921in" svg:x="1.1744in" svg:y="0in"><text:p text:style-name="P36"><text:span text:style-name="T41">GAN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40" svg:width="0.0012in" svg:height="0.8953in" draw:transform="rotate (-3.14159265358979) translate (1.53541666666667in 1.90069444444444in)"><text:p/><draw:enhanced-geometry draw:mirror-horizontal="false" draw:mirror-vertical="false" svg:viewBox="0 0 21600 21600" draw:type="mso-spt32" draw:enhanced-path="M 0 0 L 21600 21600 N"/></draw:custom-shape><draw:custom-shape draw:style-name="gr12" draw:text-style-name="P40" svg:width="3.8606in" svg:height="2.0185in" draw:transform="rotate (-1.5707963267949) translate (3.49861111111111in 0.167361111111111in)"><text:p/><draw:enhanced-geometry draw:mirror-horizontal="false" draw:mirror-vertical="false" draw:text-areas="0 0 ?f2 ?f3" svg:viewBox="0 0 0 0" draw:type="ooxml-bentConnector3" draw:modifiers="10912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3" draw:text-style-name="P40" svg:width="1.2898in" svg:height="0.0012in" svg:x="2.0402in" svg:y="0.1957in"><text:p/><draw:enhanced-geometry draw:mirror-horizontal="false" draw:mirror-vertical="false" svg:viewBox="0 0 21600 21600" draw:type="mso-spt32" draw:enhanced-path="M 0 0 L 21600 21600 N"/></draw:custom-shape></draw:g></text:p>
      <text:p text:style-name="P8"/>
      <text:p text:style-name="Heading_20_3"><text:bookmark text:name="_qcegtn4syf5k"/>Inciso 7. </text:p>
      <text:p text:style-name="Standard">No existen rachas ganadoras o perdedoras, la justicia que imparte el planificador de procesos es tal que permite que sus ejecuciones sean alternadas, a tal punto que apenas queda habilitado el semáforo <text:span text:style-name="T11">sem_A</text:span> es entregado a quien continúa primero en la lista de pendiente o de hilos bloqueados por el semáforo.</text:p>
      <text:p text:style-name="Standard"/>
      <text:p text:style-name="Heading_20_3"><text:bookmark text:name="_v6c0kcj54prh"/>Inciso 8. <text:span text:style-name="T39">proyectosor1ungstula/enunciado2/ejercicio2/juegoDeLaVidaBienJugado.c</text:span></text:p>
      <text:p text:style-name="Standard">El agregar prioridad al hilo ganador, modifica levemente el resultado, pero solo luego de muchas repeticiones (se utilizó 100.000) y no siempre la diferencia fue a favor de hilo ganador. </text:p>
      <text:p text:style-name="Standard"/>
      <text:p text:style-name="Standard">Pareciera que la prioridad modifica el tiempo que se asigna a la ráfaga de ejecución pero la lógica de los semáforos es invulnerable a esta priorida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1" svg:font-family="Ubuntu"/>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Ubuntu2" svg:font-family="Ubuntu" style:font-family-generic="system" style:font-pitch="variable"/>
    <style:font-face style:name="Ubuntu Medium1" svg:font-family="'Ubuntu Medium'"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1pt" fo:language="es" fo:country="none" style:letter-kerning="false" style:font-name-asian="Ubuntu2" style:font-size-asian="11pt" style:language-asian="zh" style:country-asian="CN" style:font-name-complex="Ubuntu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Ubuntu" fo:font-size="11pt" fo:language="es" fo:country="none" style:letter-kerning="false" style:font-name-asian="Ubuntu2" style:font-size-asian="11pt" style:language-asian="zh" style:country-asian="CN"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38%" fo:text-align="center" style:justify-single-word="false"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3335in" fo:margin-bottom="0.0835in" loext:contextual-spacing="false" fo:line-height="138%"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style:font-name="Ubuntu Medium" fo:font-family="'Ubuntu Medium'" style:font-family-generic="roman" style:font-pitch="variable" fo:font-size="12pt" style:font-name-asian="Ubuntu Medium1" style:font-family-asian="'Ubuntu Medium'" style:font-family-generic-asian="system" style:font-pitch-asian="variable" style:font-size-asian="12pt" style:font-name-complex="Ubuntu Medium1" style:font-family-complex="'Ubuntu Medium'"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Ubuntu" fo:font-family="Ubuntu" style:font-family-generic="roman" style:font-pitch="variable" fo:font-size="18pt" fo:font-weight="bold" style:font-name-asian="Ubuntu2" style:font-family-asian="Ubuntu" style:font-family-generic-asian="system" style:font-pitch-asian="variable" style:font-size-asian="18pt" style:font-weight-asian="bold" style:font-name-complex="Ubuntu2" style:font-family-complex="Ubuntu"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0" meta:object-count="0" meta:page-count="6" meta:paragraph-count="95" meta:word-count="1400" meta:character-count="9984" meta:non-whitespace-character-count="8032"/>
    <meta:generator>LibreOfficeDev/6.0.5.2$Linux_X86_64 LibreOffice_project/</meta:generator>
  </office:meta>
</office:document-meta>
</file>